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673in"/>
    </style:style>
    <style:style style:name="co3" style:family="table-column">
      <style:table-column-properties fo:break-before="auto" style:column-width="2.2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">
            <text:p>5</text:p>
          </table:table-cell>
          <table:table-cell office:value-type="string">
            <text:p>magic</text:p>
          </table:table-cell>
          <table:table-cell office:value-type="string">
            <text:p>ma-gic</text:p>
          </table:table-cell>
          <table:table-cell office:value-type="string">
            <text:p>powers, doing something impossible</text:p>
          </table:table-cell>
          <table:table-cell office:value-type="string">
            <text:p>Do you know how to do magic?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string">
            <text:p>wand</text:p>
          </table:table-cell>
          <table:table-cell office:value-type="string">
            <text:p>a stick you can use to do magic</text:p>
          </table:table-cell>
          <table:table-cell office:value-type="string">
            <text:p>She waves the wand around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string">
            <text:p>trick</text:p>
          </table:table-cell>
          <table:table-cell office:value-type="string">
            <text:p>something you do to fool people</text:p>
          </table:table-cell>
          <table:table-cell office:value-type="string">
            <text:p>It's not nice to trick people!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rabbit</text:p>
          </table:table-cell>
          <table:table-cell office:value-type="string">
            <text:p>rab-bit</text:p>
          </table:table-cell>
          <table:table-cell office:value-type="string">
            <text:p>a small animal with long ears</text:p>
          </table:table-cell>
          <table:table-cell office:value-type="string">
            <text:p>The rabbit hops to the carrot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string">
            <text:p>tap</text:p>
          </table:table-cell>
          <table:table-cell office:value-type="string">
            <text:p>a small hit</text:p>
          </table:table-cell>
          <table:table-cell office:value-type="string">
            <text:p>He taps the desk to the music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dea</text:p>
          </table:table-cell>
          <table:table-cell office:value-type="string">
            <text:p>i-de-a</text:p>
          </table:table-cell>
          <table:table-cell office:value-type="string">
            <text:p>to think of something</text:p>
          </table:table-cell>
          <table:table-cell office:value-type="string">
            <text:p>I have a great idea!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detail</text:p>
          </table:table-cell>
          <table:table-cell office:value-type="string">
            <text:p>de-tail</text:p>
          </table:table-cell>
          <table:table-cell office:value-type="string">
            <text:p>thinks you can talk about in a story</text:p>
          </table:table-cell>
          <table:table-cell office:value-type="string">
            <text:p>What are the details of the story?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strong</text:p>
          </table:table-cell>
          <table:table-cell office:value-type="string">
            <text:p>able to pick up heavy things</text:p>
          </table:table-cell>
          <table:table-cell office:value-type="string">
            <text:p>The strong person picks up the car!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 office:value-type="string">
            <text:p>fur</text:p>
          </table:table-cell>
          <table:table-cell office:value-type="string">
            <text:p>animal hair</text:p>
          </table:table-cell>
          <table:table-cell office:value-type="string">
            <text:p>What color is the cat's fur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 office:value-type="string">
            <text:p>stripe</text:p>
          </table:table-cell>
          <table:table-cell office:value-type="string">
            <text:p>a line of color</text:p>
          </table:table-cell>
          <table:table-cell office:value-type="string">
            <text:p>How many stripes are on his shirt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 office:value-type="string">
            <text:p>hide</text:p>
          </table:table-cell>
          <table:table-cell office:value-type="string">
            <text:p>to make it so other people can't see you</text:p>
          </table:table-cell>
          <table:table-cell office:value-type="string">
            <text:p>The kids hide from the scary monster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 office:value-type="string">
            <text:p>wild</text:p>
          </table:table-cell>
          <table:table-cell office:value-type="string">
            <text:p>when an animal is not in your home or on a farm</text:p>
          </table:table-cell>
          <table:table-cell office:value-type="string">
            <text:p>You shouldn't touch wild animals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 office:value-type="string">
            <text:p>hunt</text:p>
          </table:table-cell>
          <table:table-cell office:value-type="string">
            <text:p>to try to kill something for food</text:p>
          </table:table-cell>
          <table:table-cell office:value-type="string">
            <text:p>They are hunting for food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soil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rinkle</text:p>
          </table:table-cell>
          <table:table-cell office:value-type="string">
            <text:p>sprink-le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jug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grow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hol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loos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tongu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ggle</text:p>
          </table:table-cell>
          <table:table-cell office:value-type="string">
            <text:p>wig-gl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ger</text:p>
          </table:table-cell>
          <table:table-cell office:value-type="string">
            <text:p>fing-er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hiny</text:p>
          </table:table-cell>
          <table:table-cell office:value-type="string">
            <text:p>shi-ny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edict</text:p>
          </table:table-cell>
          <table:table-cell office:value-type="string">
            <text:p>pre-dict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eepy</text:p>
          </table:table-cell>
          <table:table-cell office:value-type="string">
            <text:p>creep-y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leaf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stem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sting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harm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string">
            <text:p>crisp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joy</text:p>
          </table:table-cell>
          <table:table-cell office:value-type="string">
            <text:p>en-jo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ticky</text:p>
          </table:table-cell>
          <table:table-cell office:value-type="string">
            <text:p>stick-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uthor</text:p>
          </table:table-cell>
          <table:table-cell office:value-type="string">
            <text:p>auth-or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scribe</text:p>
          </table:table-cell>
          <table:table-cell office:value-type="string">
            <text:p>de-scribe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mpare</text:p>
          </table:table-cell>
          <table:table-cell office:value-type="string">
            <text:p>com-pare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avorite</text:p>
          </table:table-cell>
          <table:table-cell office:value-type="string">
            <text:p>fa-vor-ite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tcher</text:p>
          </table:table-cell>
          <table:table-cell office:value-type="string">
            <text:p>pitch-er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loset</text:p>
          </table:table-cell>
          <table:table-cell office:value-type="string">
            <text:p>clos-et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llection</text:p>
          </table:table-cell>
          <table:table-cell office:value-type="string">
            <text:p>col-lec-tion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id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acation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rip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hoose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bway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lanket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resh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ecial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traw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asket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rket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ase (situation)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ack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umb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ug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mooth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unt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ort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ize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hape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ocket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ind (n)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oin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utton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zipper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vite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ach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our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acker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ube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haracter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partment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wet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lone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hug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ighbor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odent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aw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underground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kinny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ody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sual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ibble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hase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orever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band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ube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tick (n)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luck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riangle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orest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bright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hick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ond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plash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ecess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layground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 a row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ar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limb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ctually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nique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mmal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breathe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ung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ave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urprise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et up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osting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ench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ie (v)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apkin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etting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care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liver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rack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et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etail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ack and forth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rm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ranch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lap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rub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hard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hake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ish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rown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it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lift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tuck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ew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ush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enie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vase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ind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ottle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eginning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and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uild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eashell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ave (n)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ree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eed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usy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elieve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jar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iddle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eather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ull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beak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strich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lorful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visible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trouble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unish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reply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tand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ud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hell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xactly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dive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hare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atch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arm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round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table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uffy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ield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1">08/31/2020</text:date>, <text:time>00:0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12S</meta:editing-duration>
    <meta:editing-cycles>7</meta:editing-cycles>
    <meta:generator>OpenOffice/4.1.6$Win32 OpenOffice.org_project/416m1$Build-9790</meta:generator>
    <dc:date>2020-08-31T00:02:01.79</dc:date>
    <meta:document-statistic meta:table-count="3" meta:cell-count="403" meta:object-count="0"/>
    <meta:user-defined meta:name="Info 1"/>
    <meta:user-defined meta:name="Info 2"/>
    <meta:user-defined meta:name="Info 3"/>
    <meta:user-defined meta:name="Info 4"/>
  </office:meta>
</office:document-meta>
</file>